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808080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ff6633" draw:textarea-horizontal-align="center" draw:textarea-vertical-align="middle" draw:shadow="hidden"/>
    </style:style>
    <style:style style:name="gr4" style:family="graphic" style:parent-style-name="standard">
      <style:graphic-properties draw:fill="solid" draw:fill-color="#ffff00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7da647" draw:fill-gradient-name="Linear_20_magenta_2f_green" draw:fill-hatch-name="Black_20_45_20_Degrees_20_Wide" draw:textarea-horizontal-align="center" draw:textarea-vertical-align="middle" draw:shadow="hidden"/>
    </style:style>
    <style:style style:name="gr6" style:family="graphic" style:parent-style-name="standard">
      <style:graphic-properties draw:fill="solid" draw:fill-color="#7da647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99ccff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ff0000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7da647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width="0.1cm" draw:marker-start-width="0.0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.1cm" svg:stroke-color="#ff0000" draw:marker-start-width="0.05cm" draw:marker-end="Arrow" draw:marker-end-width="0.4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1cm" svg:stroke-color="#ff0000" draw:marker-start-width="0.05cm" draw:marker-end="Extrémité_20_de_20_ligne_20_1" draw:marker-end-width="0.05cm" draw:fill="solid" draw:fill-color="#7da647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width="0cm" draw:marker-start-width="0cm" draw:marker-end="Extrémité_20_de_20_ligne_20_1" draw:marker-end-width="0cm" draw:fill="solid" draw:fill-color="#99ccff" draw:textarea-horizontal-align="center" draw:textarea-vertical-align="middle" fo:padding-top="0.125cm" fo:padding-bottom="0.125cm" fo:padding-left="0.25cm" fo:padding-right="0.25cm" draw:shadow="hidden"/>
    </style:style>
    <style:style style:name="gr14" style:family="graphic" style:parent-style-name="standard">
      <style:graphic-properties svg:stroke-width="0.1cm" draw:marker-start-width="0.05cm" draw:marker-end="Extrémité_20_de_20_ligne_20_1" draw:marker-end-width="0.05cm" draw:fill="solid" draw:fill-color="#99ccff" draw:textarea-horizontal-align="center" draw:textarea-vertical-align="middle" fo:padding-top="0.175cm" fo:padding-bottom="0.175cm" fo:padding-left="0.3cm" fo:padding-right="0.3cm" draw:shadow="hidden"/>
    </style:style>
    <style:style style:name="gr15" style:family="graphic" style:parent-style-name="standard">
      <style:graphic-properties svg:stroke-width="0cm" svg:stroke-color="#ff0000" draw:marker-end="Arrow" draw:marker-end-width="0.3cm" draw:fill="solid" draw:fill-color="#7da647" draw:textarea-horizontal-align="center" draw:textarea-vertical-align="middle" draw:shadow="hidden"/>
    </style:style>
    <style:style style:name="gr16" style:family="graphic" style:parent-style-name="standard">
      <style:graphic-properties svg:stroke-width="0cm" svg:stroke-color="#ff0000" draw:marker-end="Arrow" draw:marker-end-width="0.3cm" draw:fill="solid" draw:fill-color="#ff0000" draw:textarea-horizontal-align="center" draw:textarea-vertical-align="middle" draw:shadow="hidden"/>
    </style:style>
    <style:style style:name="gr17" style:family="graphic" style:parent-style-name="standard">
      <style:graphic-properties svg:stroke-width="0cm" svg:stroke-color="#ff0000" draw:marker-start="Arrow" draw:marker-start-width="0.3cm" draw:marker-end="Square" draw:marker-end-width="0.3cm" draw:fill="solid" draw:fill-color="#7da647" draw:textarea-horizontal-align="center" draw:textarea-vertical-align="middle" draw:shadow="hidden"/>
    </style:style>
    <style:style style:name="gr18" style:family="graphic" style:parent-style-name="standard">
      <style:graphic-properties svg:stroke-width="0cm" svg:stroke-color="#0000ff" draw:marker-end="Arrow" draw:marker-end-width="0.3cm" draw:fill="solid" draw:fill-color="#7da647" draw:textarea-horizontal-align="center" draw:textarea-vertical-align="middle" draw:shadow="hidden"/>
    </style:style>
    <style:style style:name="gr19" style:family="graphic" style:parent-style-name="standard">
      <style:graphic-properties svg:stroke-width="0cm" svg:stroke-color="#0000ff" draw:marker-start="Arrow" draw:marker-start-width="0.3cm" draw:marker-end="Square" draw:marker-end-width="0.3cm" draw:fill="solid" draw:fill-color="#7da647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0.75cm" draw:shadow="hidden"/>
    </style:style>
    <style:style style:name="gr21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1cm" draw:shadow="hidden"/>
    </style:style>
    <style:style style:name="gr22" style:family="graphic" style:parent-style-name="standard">
      <style:graphic-properties draw:stroke="solid" draw:stroke-dash="Fine_20_Dashed" svg:stroke-width="0cm" svg:stroke-color="#00ff00" draw:marker-end="Extrémité_20_de_20_ligne_20_1" draw:fill="solid" draw:fill-color="#7da647" draw:textarea-horizontal-align="center" draw:textarea-vertical-align="middle" draw:shadow="hidden"/>
    </style:style>
    <style:style style:name="gr23" style:family="graphic" style:parent-style-name="standard">
      <style:graphic-properties draw:stroke="solid" draw:stroke-dash="Fine_20_Dashed" svg:stroke-width="0cm" svg:stroke-color="#00ff00" draw:marker-end="Arrow" draw:marker-end-width="0.3cm" draw:fill="solid" draw:fill-color="#7da647" draw:textarea-horizontal-align="center" draw:textarea-vertical-align="middle" draw:shadow="hidden"/>
    </style:style>
    <style:style style:name="gr24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0.5cm" draw:shadow="hidden"/>
    </style:style>
    <style:style style:name="gr25" style:family="graphic" style:parent-style-name="standard">
      <style:graphic-properties draw:stroke="none" draw:stroke-dash="Fine_20_Dashed" svg:stroke-width="0cm" svg:stroke-color="#000000" draw:marker-end="Extrémité_20_de_20_ligne_20_1" draw:fill="none" draw:fill-color="#ffffff" fo:min-height="1.387cm" draw:shadow="hidden"/>
    </style:style>
    <style:style style:name="gr26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svg:stroke-color="#ff0000" draw:textarea-horizontal-align="center" draw:textarea-vertical-align="middle"/>
    </style:style>
    <style:style style:name="gr28" style:family="graphic" style:parent-style-name="standard">
      <style:graphic-properties svg:stroke-width="0.1cm" svg:stroke-color="#ff0000" draw:marker-start="" draw:marker-end="Extrémité_20_de_20_ligne_20_2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cm" svg:stroke-color="#000000" draw:marker-start="" draw:marker-start-width="0.05cm" draw:marker-end="Extrémité_20_de_20_ligne_20_2" draw:marker-end-width="0.05cm" draw:fill="solid" draw:fill-color="#ff0000" draw:textarea-horizontal-align="center" draw:textarea-vertical-align="middle" fo:padding-top="0.125cm" fo:padding-bottom="0.125cm" fo:padding-left="0.25cm" fo:padding-right="0.25cm"/>
    </style:style>
    <style:style style:name="gr30" style:family="graphic" style:parent-style-name="objectwithoutfill">
      <style:graphic-properties draw:stroke="dash" draw:stroke-dash="Fine_20_Dashed" svg:stroke-width="0.1cm" svg:stroke-color="#ff0000" draw:marker-start-width="0.35cm" draw:marker-end-width="0.35cm" draw:fill="solid" draw:fill-color="#ff0000" draw:textarea-horizontal-align="right" draw:textarea-vertical-align="botto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color="#23ff23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color="#280099"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color="#4700b8" fo:font-size="12pt"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3ff23"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280099" fo:font-size="12pt" style:font-size-asian="12pt" style:font-size-complex="12pt"/>
    </style:style>
    <style:style style:name="T5" style:family="text">
      <style:text-properties fo:color="#4700b8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4.5cm" svg:x="1.5cm" svg:y="2.5cm">
          <text:p text:style-name="P1">PC</text:p>
        </draw:rect>
        <draw:rect draw:style-name="gr2" draw:text-style-name="P2" draw:layer="layout" svg:width="0.5cm" svg:height="10cm" svg:x="11.5cm" svg:y="1.5cm">
          <text:p text:style-name="P3"/>
        </draw:rect>
        <draw:rect draw:style-name="gr2" draw:text-style-name="P2" draw:layer="layout" svg:width="0.5cm" svg:height="10cm" svg:x="17.5cm" svg:y="1.5cm">
          <text:p text:style-name="P3"/>
        </draw:rect>
        <draw:rect draw:style-name="gr2" draw:text-style-name="P2" draw:layer="layout" svg:width="0.5cm" svg:height="10cm" svg:x="24cm" svg:y="1.493cm">
          <text:p text:style-name="P3"/>
        </draw:rect>
        <draw:rect draw:style-name="gr2" draw:text-style-name="P2" draw:layer="layout" svg:width="0.5cm" svg:height="10cm" svg:x="33cm" svg:y="1.493cm">
          <text:p text:style-name="P3"/>
        </draw:rect>
        <draw:rect draw:style-name="gr3" draw:text-style-name="P1" draw:layer="layout" svg:width="2.5cm" svg:height="2.5cm" svg:x="4cm" svg:y="3.5cm">
          <text:p text:style-name="P1">Inst,</text:p>
          <text:p text:style-name="P1">TLB</text:p>
        </draw:rect>
        <draw:rect draw:style-name="gr3" draw:text-style-name="P1" draw:layer="layout" svg:width="2.5cm" svg:height="2.5cm" svg:x="25.5cm" svg:y="3.493cm">
          <text:p text:style-name="P1">Inst,</text:p>
          <text:p text:style-name="P1">TLB</text:p>
        </draw:rect>
        <draw:rect draw:style-name="gr4" draw:text-style-name="P1" draw:layer="layout" svg:width="3cm" svg:height="4cm" svg:x="7.5cm" svg:y="3cm">
          <text:p text:style-name="P1">I-Cache</text:p>
        </draw:rect>
        <draw:rect draw:style-name="gr4" draw:text-style-name="P1" draw:layer="layout" svg:width="3cm" svg:height="4cm" svg:x="29cm" svg:y="2.993cm">
          <text:p text:style-name="P1">D-Cache</text:p>
        </draw:rect>
        <draw:rect draw:style-name="gr5" draw:text-style-name="P1" draw:layer="layout" svg:width="2.5cm" svg:height="3cm" svg:x="13.5cm" svg:y="2.5cm">
          <text:p text:style-name="P1">Register</text:p>
          <text:p text:style-name="P1">File</text:p>
        </draw:rect>
        <draw:rect draw:style-name="gr6" draw:text-style-name="P1" draw:layer="layout" svg:width="2.5cm" svg:height="3cm" svg:x="13.5cm" svg:y="7cm">
          <text:p text:style-name="P1">Decoder</text:p>
        </draw:rect>
        <draw:rect draw:style-name="gr6" draw:text-style-name="P1" draw:layer="layout" svg:width="2.5cm" svg:height="3cm" svg:x="19cm" svg:y="7cm">
          <text:p text:style-name="P1">MultDiv</text:p>
        </draw:rect>
        <draw:rect draw:style-name="gr7" draw:text-style-name="P1" draw:layer="layout" svg:width="1cm" svg:height="4cm" svg:x="11cm" svg:y="12cm">
          <text:p text:style-name="P1">Exc</text:p>
          <text:p text:style-name="P1">D</text:p>
        </draw:rect>
        <draw:rect draw:style-name="gr7" draw:text-style-name="P1" draw:layer="layout" svg:width="1cm" svg:height="4cm" svg:x="17cm" svg:y="12cm">
          <text:p text:style-name="P1">Exc</text:p>
          <text:p text:style-name="P1">E</text:p>
        </draw:rect>
        <draw:rect draw:style-name="gr7" draw:text-style-name="P1" draw:layer="layout" svg:width="1cm" svg:height="4cm" svg:x="23.5cm" svg:y="12cm">
          <text:p text:style-name="P1">Exc</text:p>
          <text:p text:style-name="P1">M</text:p>
        </draw:rect>
        <draw:rect draw:style-name="gr7" draw:text-style-name="P1" draw:layer="layout" svg:width="1cm" svg:height="3cm" svg:x="11cm" svg:y="16.5cm">
          <text:p text:style-name="P1">PC</text:p>
          <text:p text:style-name="P1">D</text:p>
        </draw:rect>
        <draw:rect draw:style-name="gr7" draw:text-style-name="P1" draw:layer="layout" svg:width="1cm" svg:height="3cm" svg:x="17cm" svg:y="16.5cm">
          <text:p text:style-name="P1">PC</text:p>
          <text:p text:style-name="P1">E</text:p>
        </draw:rect>
        <draw:rect draw:style-name="gr7" draw:text-style-name="P1" draw:layer="layout" svg:width="1cm" svg:height="3cm" svg:x="23.5cm" svg:y="16.5cm">
          <text:p text:style-name="P1">PC</text:p>
          <text:p text:style-name="P1">M</text:p>
        </draw:rect>
        <draw:rect draw:style-name="gr8" draw:text-style-name="P1" draw:layer="layout" svg:width="3cm" svg:height="0.973cm" draw:transform="skewX (0.0010471975511964) rotate (-1.57184352434698) translate (33.516cm 12.502cm)">
          <text:p text:style-name="P1">Cause</text:p>
        </draw:rect>
        <draw:rect draw:style-name="gr8" draw:text-style-name="P1" draw:layer="layout" svg:width="2.997cm" svg:height="0.972cm" draw:transform="skewX (-0.0071558499331754) rotate (-1.57079632679579) translate (36cm 16.496cm)">
          <text:p text:style-name="P1">EPC</text:p>
        </draw:rect>
        <draw:custom-shape draw:style-name="gr9" draw:text-style-name="P1" draw:layer="layout" svg:width="3cm" svg:height="3.5cm" draw:transform="rotate (1.57655591332618) translate (19.009cm 5.509cm)">
          <text:p text:style-name="P1">ALU</text:p>
          <text:p text:style-name="P1"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10" draw:text-style-name="P2" draw:layer="layout" svg:x1="2.5cm" svg:y1="4.5cm" svg:x2="4cm" svg:y2="4.5cm">
          <text:p text:style-name="P3"/>
        </draw:line>
        <draw:line draw:style-name="gr10" draw:text-style-name="P2" draw:layer="layout" svg:x1="6.5cm" svg:y1="4.5cm" svg:x2="7.5cm" svg:y2="4.5cm">
          <text:p text:style-name="P3"/>
        </draw:line>
        <draw:line draw:style-name="gr10" draw:text-style-name="P2" draw:layer="layout" svg:x1="10.5cm" svg:y1="4.5cm" svg:x2="11.5cm" svg:y2="4.5cm">
          <text:p text:style-name="P3"/>
        </draw:line>
        <draw:line draw:style-name="gr10" draw:text-style-name="P2" draw:layer="layout" svg:x1="12cm" svg:y1="8.5cm" svg:x2="13.5cm" svg:y2="8.5cm">
          <text:p text:style-name="P3"/>
        </draw:line>
        <draw:line draw:style-name="gr10" draw:text-style-name="P2" draw:layer="layout" svg:x1="18.028cm" svg:y1="3.5cm" svg:x2="19.028cm" svg:y2="3.5cm">
          <text:p text:style-name="P3"/>
        </draw:line>
        <draw:line draw:style-name="gr10" draw:text-style-name="P2" draw:layer="layout" svg:x1="18.028cm" svg:y1="8.5cm" svg:x2="19.028cm" svg:y2="8.5cm">
          <text:p text:style-name="P3"/>
        </draw:line>
        <draw:line draw:style-name="gr10" draw:text-style-name="P2" draw:layer="layout" svg:x1="24.528cm" svg:y1="4.5cm" svg:x2="25.528cm" svg:y2="4.5cm">
          <text:p text:style-name="P3"/>
        </draw:line>
        <draw:line draw:style-name="gr10" draw:text-style-name="P2" draw:layer="layout" svg:x1="28.028cm" svg:y1="4.5cm" svg:x2="29.028cm" svg:y2="4.5cm">
          <text:p text:style-name="P3"/>
        </draw:line>
        <draw:line draw:style-name="gr10" draw:text-style-name="P2" draw:layer="layout" svg:x1="32.028cm" svg:y1="4.5cm" svg:x2="33.028cm" svg:y2="4.5cm">
          <text:p text:style-name="P3"/>
        </draw:line>
        <draw:line draw:style-name="gr10" draw:text-style-name="P2" draw:layer="layout" svg:x1="16cm" svg:y1="3cm" svg:x2="17.5cm" svg:y2="3cm">
          <text:p text:style-name="P3"/>
        </draw:line>
        <draw:line draw:style-name="gr10" draw:text-style-name="P2" draw:layer="layout" svg:x1="16cm" svg:y1="5cm" svg:x2="17.5cm" svg:y2="5cm">
          <text:p text:style-name="P3"/>
        </draw:line>
        <draw:line draw:style-name="gr11" draw:text-style-name="P2" draw:layer="layout" svg:x1="5cm" svg:y1="18cm" svg:x2="11cm" svg:y2="18cm">
          <text:p text:style-name="P3"/>
        </draw:line>
        <draw:line draw:style-name="gr11" draw:text-style-name="P2" draw:layer="layout" svg:x1="12cm" svg:y1="18cm" svg:x2="17cm" svg:y2="18cm">
          <text:p text:style-name="P3"/>
        </draw:line>
        <draw:line draw:style-name="gr11" draw:text-style-name="P2" draw:layer="layout" svg:x1="18.028cm" svg:y1="18cm" svg:x2="23.5cm" svg:y2="18cm">
          <text:p text:style-name="P3"/>
        </draw:line>
        <draw:line draw:style-name="gr11" draw:text-style-name="P2" draw:layer="layout" svg:x1="24.528cm" svg:y1="18cm" svg:x2="32.528cm" svg:y2="18cm">
          <text:p text:style-name="P3"/>
        </draw:line>
        <draw:line draw:style-name="gr12" draw:text-style-name="P2" draw:layer="layout" svg:x1="3cm" svg:y1="16.5cm" svg:x2="5cm" svg:y2="18cm">
          <text:p text:style-name="P3"/>
        </draw:line>
        <draw:circle draw:style-name="gr13" draw:text-style-name="P2" draw:layer="layout" svg:width="2cm" svg:height="2cm" svg:x="13cm" svg:y="13cm">
          <text:p text:style-name="P3"/>
        </draw:circle>
        <draw:rect draw:style-name="gr14" draw:text-style-name="P2" draw:layer="layout" svg:width="37cm" svg:height="2.5cm" svg:x="1.5cm" svg:y="23cm">
          <text:p text:style-name="P1">Pipeline Controler</text:p>
        </draw:rect>
        <draw:line draw:style-name="gr15" draw:text-style-name="P2" draw:layer="layout" svg:x1="6cm" svg:y1="13.5cm" svg:x2="11cm" svg:y2="13.5cm">
          <text:p text:style-name="P3"/>
        </draw:line>
        <draw:line draw:style-name="gr15" draw:text-style-name="P2" draw:layer="layout" svg:x1="5.5cm" svg:y1="14cm" svg:x2="11cm" svg:y2="14cm">
          <text:p text:style-name="P3"/>
        </draw:line>
        <draw:line draw:style-name="gr15" draw:text-style-name="P2" draw:layer="layout" svg:x1="5cm" svg:y1="14.5cm" svg:x2="11cm" svg:y2="14.5cm">
          <text:p text:style-name="P3"/>
        </draw:line>
        <draw:line draw:style-name="gr16" draw:text-style-name="P2" draw:layer="layout" svg:x1="14cm" svg:y1="10cm" svg:x2="14cm" svg:y2="13cm">
          <text:p text:style-name="P3"/>
        </draw:line>
        <draw:line draw:style-name="gr11" draw:text-style-name="P2" draw:layer="layout" svg:x1="12cm" svg:y1="14cm" svg:x2="13cm" svg:y2="14cm">
          <text:p text:style-name="P3"/>
        </draw:line>
        <draw:line draw:style-name="gr11" draw:text-style-name="P2" draw:layer="layout" svg:x1="15cm" svg:y1="14cm" svg:x2="17cm" svg:y2="14cm">
          <text:p text:style-name="P3"/>
        </draw:line>
        <draw:circle draw:style-name="gr13" draw:text-style-name="P2" draw:layer="layout" svg:width="2cm" svg:height="2cm" svg:x="20.5cm" svg:y="13cm">
          <text:p text:style-name="P3"/>
        </draw:circle>
        <draw:circle draw:style-name="gr13" draw:text-style-name="P2" draw:layer="layout" svg:width="2cm" svg:height="2cm" svg:x="26.298cm" svg:y="13cm">
          <text:p text:style-name="P3"/>
        </draw:circle>
        <draw:line draw:style-name="gr15" draw:text-style-name="P2" draw:layer="layout" svg:x1="22cm" svg:y1="5cm" svg:x2="22cm" svg:y2="13cm">
          <text:p text:style-name="P3"/>
        </draw:line>
        <draw:line draw:style-name="gr11" draw:text-style-name="P2" draw:layer="layout" svg:x1="18cm" svg:y1="14cm" svg:x2="20.5cm" svg:y2="14cm">
          <text:p text:style-name="P3"/>
        </draw:line>
        <draw:line draw:style-name="gr11" draw:text-style-name="P2" draw:layer="layout" svg:x1="24.5cm" svg:y1="14cm" svg:x2="26.5cm" svg:y2="14cm">
          <text:p text:style-name="P3"/>
        </draw:line>
        <draw:line draw:style-name="gr11" draw:text-style-name="P2" draw:layer="layout" svg:x1="22.5cm" svg:y1="14cm" svg:x2="23.5cm" svg:y2="14cm">
          <text:p text:style-name="P3"/>
        </draw:line>
        <draw:line draw:style-name="gr11" draw:text-style-name="P2" draw:layer="layout" svg:x1="28.5cm" svg:y1="14cm" svg:x2="32.5cm" svg:y2="14cm">
          <text:p text:style-name="P3"/>
        </draw:line>
        <draw:line draw:style-name="gr15" draw:text-style-name="P2" draw:layer="layout" svg:x1="27.5cm" svg:y1="6cm" svg:x2="27.5cm" svg:y2="13cm">
          <text:p text:style-name="P3"/>
        </draw:line>
        <draw:line draw:style-name="gr15" draw:text-style-name="P2" draw:layer="layout" svg:x1="27cm" svg:y1="6cm" svg:x2="27cm" svg:y2="13cm">
          <text:p text:style-name="P3"/>
        </draw:line>
        <draw:line draw:style-name="gr15" draw:text-style-name="P2" draw:layer="layout" svg:x1="26.5cm" svg:y1="6cm" svg:x2="26.5cm" svg:y2="13.5cm">
          <text:p text:style-name="P3"/>
        </draw:line>
        <draw:line draw:style-name="gr17" draw:text-style-name="P2" draw:layer="layout" svg:x1="21.5cm" svg:y1="15cm" svg:x2="21.5cm" svg:y2="17cm">
          <text:p text:style-name="P3"/>
        </draw:line>
        <draw:line draw:style-name="gr18" draw:text-style-name="P2" draw:layer="layout" svg:x1="8cm" svg:y1="7cm" svg:x2="8cm" svg:y2="23cm">
          <text:p text:style-name="P3"/>
        </draw:line>
        <draw:line draw:style-name="gr18" draw:text-style-name="P2" draw:layer="layout" svg:x1="20cm" svg:y1="10cm" svg:x2="20cm" svg:y2="23cm">
          <text:p text:style-name="P3"/>
        </draw:line>
        <draw:line draw:style-name="gr18" draw:text-style-name="P2" draw:layer="layout" svg:x1="30cm" svg:y1="7cm" svg:x2="30cm" svg:y2="23cm">
          <text:p text:style-name="P3"/>
        </draw:line>
        <draw:line draw:style-name="gr19" draw:text-style-name="P2" draw:layer="layout" svg:x1="12.5cm" svg:y1="23cm" svg:x2="12.5cm" svg:y2="21cm">
          <text:p text:style-name="P3"/>
        </draw:line>
        <draw:frame draw:style-name="gr20" draw:text-style-name="P4" draw:layer="layout" svg:width="1.5cm" svg:height="1cm" svg:x="6cm" svg:y="1cm">
          <draw:text-box>
            <text:p text:style-name="P3"><text:span text:style-name="T1">IF</text:span></text:p>
          </draw:text-box>
        </draw:frame>
        <draw:frame draw:style-name="gr21" draw:text-style-name="P3" draw:layer="layout" svg:width="11.5cm" svg:height="1.675cm" svg:x="29cm" svg:y="26.825cm">
          <draw:text-box>
            <text:p text:style-name="P3">r2000 Pipeline Controler</text:p>
            <text:p text:style-name="P3">Abdallah MEZITI ElIbrahimi (02-2008)</text:p>
          </draw:text-box>
        </draw:frame>
        <draw:frame draw:style-name="gr20" draw:text-style-name="P4" draw:layer="layout" svg:width="1.5cm" svg:height="1cm" svg:x="13.5cm" svg:y="1cm">
          <draw:text-box>
            <text:p text:style-name="P3"><text:span text:style-name="T1">ID</text:span></text:p>
          </draw:text-box>
        </draw:frame>
        <draw:frame draw:style-name="gr20" draw:text-style-name="P4" draw:layer="layout" svg:width="1.5cm" svg:height="1cm" svg:x="20cm" svg:y="1cm">
          <draw:text-box>
            <text:p text:style-name="P3"><text:span text:style-name="T1">EX</text:span></text:p>
          </draw:text-box>
        </draw:frame>
        <draw:frame draw:style-name="gr20" draw:text-style-name="P4" draw:layer="layout" svg:width="2cm" svg:height="1cm" svg:x="27cm" svg:y="1cm">
          <draw:text-box>
            <text:p text:style-name="P3"><text:span text:style-name="T1">MEM</text:span></text:p>
          </draw:text-box>
        </draw:frame>
        <draw:frame draw:style-name="gr20" draw:text-style-name="P4" draw:layer="layout" svg:width="2cm" svg:height="1cm" svg:x="36cm" svg:y="1cm">
          <draw:text-box>
            <text:p text:style-name="P3"><text:span text:style-name="T1">WB</text:span></text:p>
          </draw:text-box>
        </draw:frame>
        <draw:line draw:style-name="gr22" draw:text-style-name="P2" draw:layer="layout" svg:x1="3.5cm" svg:y1="5.5cm" svg:x2="3.5cm" svg:y2="23cm">
          <text:p text:style-name="P3"/>
        </draw:line>
        <draw:line draw:style-name="gr23" draw:text-style-name="P2" draw:layer="layout" svg:x1="3.5cm" svg:y1="5.5cm" svg:x2="4cm" svg:y2="5.5cm">
          <text:p text:style-name="P3"/>
        </draw:line>
        <draw:line draw:style-name="gr22" draw:text-style-name="P2" draw:layer="layout" svg:x1="7cm" svg:y1="6.5cm" svg:x2="7cm" svg:y2="23cm">
          <text:p text:style-name="P3"/>
        </draw:line>
        <draw:line draw:style-name="gr23" draw:text-style-name="P2" draw:layer="layout" svg:x1="7cm" svg:y1="6.5cm" svg:x2="7.5cm" svg:y2="6.5cm">
          <text:p text:style-name="P3"/>
        </draw:line>
        <draw:line draw:style-name="gr22" draw:text-style-name="P2" draw:layer="layout" svg:x1="10cm" svg:y1="11cm" svg:x2="10cm" svg:y2="23cm">
          <text:p text:style-name="P3"/>
        </draw:line>
        <draw:line draw:style-name="gr22" draw:text-style-name="P2" draw:layer="layout" svg:x1="9.5cm" svg:y1="10.5cm" svg:x2="9.5cm" svg:y2="23cm">
          <text:p text:style-name="P3"/>
        </draw:line>
        <draw:line draw:style-name="gr23" draw:text-style-name="P2" draw:layer="layout" svg:x1="10cm" svg:y1="11cm" svg:x2="11.5cm" svg:y2="11cm">
          <text:p text:style-name="P3"/>
        </draw:line>
        <draw:line draw:style-name="gr23" draw:text-style-name="P2" draw:layer="layout" svg:x1="9.5cm" svg:y1="10.5cm" svg:x2="11.5cm" svg:y2="10.5cm">
          <text:p text:style-name="P3"/>
        </draw:line>
        <draw:line draw:style-name="gr22" draw:text-style-name="P2" draw:layer="layout" svg:x1="16cm" svg:y1="11cm" svg:x2="16cm" svg:y2="23cm">
          <text:p text:style-name="P3"/>
        </draw:line>
        <draw:line draw:style-name="gr22" draw:text-style-name="P2" draw:layer="layout" svg:x1="15.5cm" svg:y1="10.5cm" svg:x2="15.5cm" svg:y2="23cm">
          <text:p text:style-name="P3"/>
        </draw:line>
        <draw:line draw:style-name="gr23" draw:text-style-name="P2" draw:layer="layout" svg:x1="16cm" svg:y1="11cm" svg:x2="17.5cm" svg:y2="11cm">
          <text:p text:style-name="P3"/>
        </draw:line>
        <draw:line draw:style-name="gr23" draw:text-style-name="P2" draw:layer="layout" svg:x1="15.5cm" svg:y1="10.5cm" svg:x2="17.5cm" svg:y2="10.5cm">
          <text:p text:style-name="P3"/>
        </draw:line>
        <draw:line draw:style-name="gr23" draw:text-style-name="P2" draw:layer="layout" svg:x1="29.5cm" svg:y1="23cm" svg:x2="29.5cm" svg:y2="7cm">
          <text:p text:style-name="P3"/>
        </draw:line>
        <draw:line draw:style-name="gr22" draw:text-style-name="P2" draw:layer="layout" svg:x1="18.5cm" svg:y1="9.5cm" svg:x2="18.5cm" svg:y2="23cm">
          <text:p text:style-name="P3"/>
        </draw:line>
        <draw:line draw:style-name="gr23" draw:text-style-name="P2" draw:layer="layout" svg:x1="18.5cm" svg:y1="9.5cm" svg:x2="19cm" svg:y2="9.5cm">
          <text:p text:style-name="P3"/>
        </draw:line>
        <draw:line draw:style-name="gr22" draw:text-style-name="P2" draw:layer="layout" svg:x1="23cm" svg:y1="11cm" svg:x2="23cm" svg:y2="23cm">
          <text:p text:style-name="P3"/>
        </draw:line>
        <draw:line draw:style-name="gr22" draw:text-style-name="P2" draw:layer="layout" svg:x1="22.5cm" svg:y1="10.5cm" svg:x2="22.5cm" svg:y2="23cm">
          <text:p text:style-name="P3"/>
        </draw:line>
        <draw:line draw:style-name="gr23" draw:text-style-name="P2" draw:layer="layout" svg:x1="23.015cm" svg:y1="11.001cm" svg:x2="24.015cm" svg:y2="11.001cm">
          <text:p text:style-name="P3"/>
        </draw:line>
        <draw:line draw:style-name="gr23" draw:text-style-name="P2" draw:layer="layout" svg:x1="22.5cm" svg:y1="10.5cm" svg:x2="24cm" svg:y2="10.5cm">
          <text:p text:style-name="P3"/>
        </draw:line>
        <draw:line draw:style-name="gr22" draw:text-style-name="P2" draw:layer="layout" svg:x1="31.5cm" svg:y1="11cm" svg:x2="31.5cm" svg:y2="23cm">
          <text:p text:style-name="P3"/>
        </draw:line>
        <draw:line draw:style-name="gr22" draw:text-style-name="P2" draw:layer="layout" svg:x1="31cm" svg:y1="10.5cm" svg:x2="31cm" svg:y2="23cm">
          <text:p text:style-name="P3"/>
        </draw:line>
        <draw:line draw:style-name="gr23" draw:text-style-name="P2" draw:layer="layout" svg:x1="31.5cm" svg:y1="11cm" svg:x2="33cm" svg:y2="11cm">
          <text:p text:style-name="P3"/>
        </draw:line>
        <draw:line draw:style-name="gr23" draw:text-style-name="P2" draw:layer="layout" svg:x1="31cm" svg:y1="10.5cm" svg:x2="33cm" svg:y2="10.5cm">
          <text:p text:style-name="P3"/>
        </draw:line>
        <draw:frame draw:style-name="gr24" draw:text-style-name="P5" draw:layer="layout" svg:width="1.5cm" svg:height="0.75cm" draw:transform="rotate (-1.57952297305576) translate (4.263cm 7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0.00191986217838049) translate (10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1.57952297305576) translate (19.263cm 10.007cm)">
          <draw:text-box>
            <text:p text:style-name="P3"><text:span text:style-name="T2">stop</text:span></text:p>
          </draw:text-box>
        </draw:frame>
        <draw:frame draw:style-name="gr24" draw:text-style-name="P5" draw:layer="layout" svg:width="1.5cm" svg:height="0.75cm" draw:transform="rotate (-0.00191986217838049) translate (9.5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15.5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16cm 10.5cm)">
          <draw:text-box>
            <text:p text:style-name="P3"><text:span text:style-name="T2">stall</text:span></text:p>
          </draw:text-box>
        </draw:frame>
        <draw:frame draw:style-name="gr25" draw:text-style-name="P5" draw:layer="layout" svg:width="2.046cm" svg:height="1.637cm" draw:transform="rotate (-1.57917390720536) translate (20.176cm 10.454cm)">
          <draw:text-box>
            <text:p text:style-name="P3"><text:span text:style-name="T2">freeze</text:span></text:p>
          </draw:text-box>
        </draw:frame>
        <draw:frame draw:style-name="gr24" draw:text-style-name="P5" draw:layer="layout" svg:width="1.5cm" svg:height="0.75cm" draw:transform="rotate (-0.00191986217838049) translate (22.00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22.501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0.00191986217838049) translate (31cm 10cm)">
          <draw:text-box>
            <text:p text:style-name="P3"><text:span text:style-name="T2">flush</text:span></text:p>
          </draw:text-box>
        </draw:frame>
        <draw:frame draw:style-name="gr24" draw:text-style-name="P5" draw:layer="layout" svg:width="1.5cm" svg:height="0.75cm" draw:transform="rotate (-0.00191986217838049) translate (31.5cm 10.5cm)">
          <draw:text-box>
            <text:p text:style-name="P3"><text:span text:style-name="T2">stall</text:span></text:p>
          </draw:text-box>
        </draw:frame>
        <draw:frame draw:style-name="gr24" draw:text-style-name="P5" draw:layer="layout" svg:width="1.5cm" svg:height="0.75cm" draw:transform="rotate (-1.57952297305576) translate (7.763cm 7.5cm)">
          <draw:text-box>
            <text:p text:style-name="P3"><text:span text:style-name="T2">stop</text:span></text:p>
          </draw:text-box>
        </draw:frame>
        <draw:frame draw:style-name="gr24" draw:text-style-name="P6" draw:layer="layout" svg:width="1.867cm" svg:height="0.933cm" draw:transform="rotate (0.0020943951023928) translate (20.131cm 17.004cm)">
          <draw:text-box>
            <text:p text:style-name="P3"><text:span text:style-name="T3">int I/O</text:span></text:p>
          </draw:text-box>
        </draw:frame>
        <draw:frame draw:style-name="gr24" draw:text-style-name="P6" draw:layer="layout" svg:width="1.5cm" svg:height="0.75cm" draw:transform="rotate (-1.57952297305576) translate (8.763cm 7.507cm)">
          <draw:text-box>
            <text:p text:style-name="P3"><text:span text:style-name="T4">miss</text:span></text:p>
          </draw:text-box>
        </draw:frame>
        <draw:frame draw:style-name="gr24" draw:text-style-name="P7" draw:layer="layout" svg:width="1.5cm" svg:height="0.75cm" draw:transform="rotate (-1.57952297305576) translate (22.763cm 5.507cm)">
          <draw:text-box>
            <text:p text:style-name="P3"><text:span text:style-name="T3">ovf</text:span></text:p>
          </draw:text-box>
        </draw:frame>
        <draw:frame draw:style-name="gr24" draw:text-style-name="P8" draw:layer="layout" svg:width="1.5cm" svg:height="0.75cm" draw:transform="rotate (-0.00191986217838049) translate (12cm 20.247cm)">
          <draw:text-box>
            <text:p text:style-name="P3"><text:span text:style-name="T5">raw</text:span></text:p>
          </draw:text-box>
        </draw:frame>
        <draw:frame draw:style-name="gr24" draw:text-style-name="P6" draw:layer="layout" svg:width="1.5cm" svg:height="0.75cm" draw:transform="rotate (-1.57952297305576) translate (20.763cm 10.007cm)">
          <draw:text-box>
            <text:p text:style-name="P3"><text:span text:style-name="T4">busy</text:span></text:p>
          </draw:text-box>
        </draw:frame>
        <draw:frame draw:style-name="gr24" draw:text-style-name="P7" draw:layer="layout" svg:width="2cm" svg:height="1.199cm" draw:transform="rotate (-1.56486220733901) translate (15.093cm 9.896cm)">
          <draw:text-box>
            <text:p text:style-name="P3"><text:span text:style-name="T3">illegal</text:span></text:p>
            <text:p text:style-name="P3"><text:span text:style-name="T3">opcode</text:span></text:p>
          </draw:text-box>
        </draw:frame>
        <draw:frame draw:style-name="gr24" draw:text-style-name="P7" draw:layer="layout" svg:width="2.5cm" svg:height="0.75cm" draw:transform="rotate (-1.57201805727218) translate (6.632cm 8.5cm)">
          <draw:text-box>
            <text:p text:style-name="P3"><text:span text:style-name="T3">TLB miss</text:span></text:p>
          </draw:text-box>
        </draw:frame>
        <draw:frame draw:style-name="gr24" draw:text-style-name="P7" draw:layer="layout" svg:width="3cm" svg:height="0.75cm" draw:transform="rotate (-1.57498511700057) translate (6cm 8.503cm)">
          <draw:text-box>
            <text:p text:style-name="P3"><text:span text:style-name="T3">Page Fault</text:span></text:p>
          </draw:text-box>
        </draw:frame>
        <draw:frame draw:style-name="gr24" draw:text-style-name="P7" draw:layer="layout" svg:width="4.5cm" svg:height="0.75cm" draw:transform="rotate (-1.57655591332737) translate (5.5cm 8.5cm)">
          <draw:text-box>
            <text:p text:style-name="P3"><text:span text:style-name="T3">Protection Violation</text:span></text:p>
          </draw:text-box>
        </draw:frame>
        <draw:frame draw:style-name="gr24" draw:text-style-name="P7" draw:layer="layout" svg:width="2.5cm" svg:height="0.75cm" draw:transform="rotate (-1.57201805727218) translate (28.286cm 7cm)">
          <draw:text-box>
            <text:p text:style-name="P3"><text:span text:style-name="T3">TLB miss</text:span></text:p>
          </draw:text-box>
        </draw:frame>
        <draw:frame draw:style-name="gr24" draw:text-style-name="P7" draw:layer="layout" svg:width="3cm" svg:height="0.75cm" draw:transform="rotate (-1.57498511700057) translate (27.654cm 7.003cm)">
          <draw:text-box>
            <text:p text:style-name="P3"><text:span text:style-name="T3">Page Fault</text:span></text:p>
          </draw:text-box>
        </draw:frame>
        <draw:frame draw:style-name="gr24" draw:text-style-name="P7" draw:layer="layout" svg:width="4.5cm" svg:height="0.75cm" draw:transform="rotate (-1.57655591332737) translate (27.154cm 7cm)">
          <draw:text-box>
            <text:p text:style-name="P3"><text:span text:style-name="T3">Protection Violation</text:span></text:p>
          </draw:text-box>
        </draw:frame>
        <draw:line draw:style-name="gr26" draw:text-style-name="P2" draw:layer="layout" svg:x1="2cm" svg:y1="23cm" svg:x2="2cm" svg:y2="7cm">
          <text:p text:style-name="P3"/>
        </draw:line>
        <draw:frame draw:style-name="gr24" draw:text-style-name="P5" draw:layer="layout" svg:width="1.5cm" svg:height="0.75cm" draw:transform="rotate (-1.57952297305576) translate (2.763cm 8cm)">
          <draw:text-box>
            <text:p text:style-name="P3"><text:span text:style-name="T2">stall</text:span></text:p>
          </draw:text-box>
        </draw:frame>
        <draw:line draw:style-name="gr27" draw:text-style-name="P2" draw:layer="layout" svg:x1="5cm" svg:y1="6cm" svg:x2="5cm" svg:y2="14.5cm">
          <text:p text:style-name="P3"/>
        </draw:line>
        <draw:line draw:style-name="gr27" draw:text-style-name="P2" draw:layer="layout" svg:x1="5.5cm" svg:y1="6cm" svg:x2="5.5cm" svg:y2="14cm">
          <text:p text:style-name="P3"/>
        </draw:line>
        <draw:line draw:style-name="gr27" draw:text-style-name="P2" draw:layer="layout" svg:x1="6cm" svg:y1="6cm" svg:x2="6cm" svg:y2="13.5cm">
          <text:p text:style-name="P3"/>
        </draw:line>
        <draw:line draw:style-name="gr28" draw:text-style-name="P2" draw:layer="layout" svg:x1="3cm" svg:y1="16.5cm" svg:x2="3cm" svg:y2="4.5cm">
          <text:p text:style-name="P3"/>
        </draw:line>
        <draw:rect draw:style-name="gr6" draw:text-style-name="P1" draw:layer="layout" svg:width="2.5cm" svg:height="3cm" svg:x="37.5cm" svg:y="2.5cm">
          <text:p text:style-name="P1">Register</text:p>
          <text:p text:style-name="P1">File</text:p>
        </draw:rect>
        <draw:line draw:style-name="gr10" draw:text-style-name="P2" draw:layer="layout" svg:x1="33.5cm" svg:y1="4cm" svg:x2="37.5cm" svg:y2="4cm">
          <text:p text:style-name="P3"/>
        </draw:line>
        <draw:rect draw:style-name="gr29" draw:text-style-name="P2" draw:layer="layout" svg:width="4cm" svg:height="1cm" svg:x="35.5cm" svg:y="12.5cm">
          <text:p text:style-name="P1">Mask</text:p>
        </draw:rect>
        <draw:line draw:style-name="gr10" draw:text-style-name="P2" draw:layer="layout" svg:x1="36.5cm" svg:y1="4cm" svg:x2="36.5cm" svg:y2="12.5cm">
          <text:p text:style-name="P3"/>
        </draw:line>
        <draw:rect draw:style-name="gr29" draw:text-style-name="P1" draw:layer="layout" svg:width="3cm" svg:height="1.038cm" svg:x="35.916cm" svg:y="14.462cm">
          <text:p text:style-name="P1">Interrupt?</text:p>
        </draw:rect>
        <draw:line draw:style-name="gr15" draw:text-style-name="P2" draw:layer="layout" svg:x1="38cm" svg:y1="15.5cm" svg:x2="38cm" svg:y2="23cm">
          <text:p text:style-name="P3"/>
        </draw:line>
        <draw:line draw:style-name="gr10" draw:text-style-name="P2" draw:layer="layout" svg:x1="37.412cm" svg:y1="13.5cm" svg:x2="37.412cm" svg:y2="14.5cm">
          <text:p text:style-name="P3"/>
        </draw:line>
        <draw:line draw:style-name="gr10" draw:text-style-name="P2" draw:layer="layout" svg:x1="33.5cm" svg:y1="15cm" svg:x2="36cm" svg:y2="15cm">
          <text:p text:style-name="P3"/>
        </draw:line>
        <draw:frame draw:style-name="gr24" draw:text-style-name="P7" draw:layer="layout" svg:width="1.5cm" svg:height="0.75cm" draw:transform="rotate (-0.00191986217838049) translate (38.001cm 21.247cm)">
          <draw:text-box>
            <text:p text:style-name="P3"><text:span text:style-name="T3">JISR</text:span></text:p>
          </draw:text-box>
        </draw:frame>
        <draw:frame draw:style-name="gr24" draw:text-style-name="P6" draw:layer="layout" svg:width="1.5cm" svg:height="0.75cm" draw:transform="rotate (-1.57952297305576) translate (30.675cm 7.423cm)">
          <draw:text-box>
            <text:p text:style-name="P3"><text:span text:style-name="T4">miss</text:span></text:p>
          </draw:text-box>
        </draw:frame>
        <draw:line draw:style-name="gr23" draw:text-style-name="P2" draw:layer="layout" svg:x1="19.5cm" svg:y1="23cm" svg:x2="19.5cm" svg:y2="10cm">
          <text:p text:style-name="P3"/>
        </draw:line>
        <draw:frame draw:style-name="gr25" draw:text-style-name="P5" draw:layer="layout" svg:width="2.046cm" svg:height="1.637cm" draw:transform="rotate (-1.57917390720536) translate (30.154cm 7.45cm)">
          <draw:text-box>
            <text:p text:style-name="P3"><text:span text:style-name="T2">freeze</text:span></text:p>
          </draw:text-box>
        </draw:frame>
        <draw:rect draw:style-name="gr7" draw:text-style-name="P1" draw:layer="layout" svg:width="1cm" svg:height="3cm" svg:x="32.5cm" svg:y="16.5cm">
          <text:p text:style-name="P1">PC</text:p>
          <text:p text:style-name="P1">W</text:p>
        </draw:rect>
        <draw:polygon draw:style-name="gr30" draw:text-style-name="P1" draw:layer="layout" svg:width="7.999cm" svg:height="7.999cm" svg:x="32cm" svg:y="12cm" svg:viewBox="0 0 8000 8000" draw:points="0,0 8000,0 8000,8000 2462,8000 2462,4000 0,4000">
          <text:p text:style-name="P1">CP0</text:p>
        </draw:polygon>
        <draw:rect draw:style-name="gr8" draw:text-style-name="P1" draw:layer="layout" svg:width="2.997cm" svg:height="0.972cm" draw:transform="skewX (-0.0071558499331754) rotate (-1.57079632679579) translate (37.472cm 16.496cm)">
          <text:p text:style-name="P1">EPCn</text:p>
        </draw:rect>
        <draw:line draw:style-name="gr11" draw:text-style-name="P2" draw:layer="layout" svg:x1="33.5cm" svg:y1="18cm" svg:x2="35cm" svg:y2="18cm">
          <text:p text:style-name="P3"/>
        </draw:line>
        <draw:frame draw:style-name="gr31" draw:layer="layout" svg:width="8cm" svg:height="2cm" svg:x="2cm" svg:y="26.5cm">
          <draw:text-box>
            <text:p text:style-name="P3"><text:span text:style-name="T6">STALL : stop do not update the pipe</text:span></text:p>
            <text:p text:style-name="P3"><text:span text:style-name="T6">FLUSH : clear the pipe</text:span></text:p>
            <text:p text:style-name="P3"><text:span text:style-name="T6">FREEZE : don't enable write to the unit</text:span></text:p>
            <text:p text:style-name="P3"/>
          </draw:text-box>
        </draw:frame>
        <draw:frame draw:style-name="gr31" draw:text-style-name="P9" draw:layer="layout" svg:width="1.5cm" svg:height="1cm" svg:x="11cm" svg:y="1cm">
          <draw:text-box>
            <text:p text:style-name="P3"><text:span text:style-name="T7">IF/ID</text:span></text:p>
          </draw:text-box>
        </draw:frame>
        <draw:frame draw:style-name="gr31" draw:text-style-name="P9" draw:layer="layout" svg:width="1.5cm" svg:height="1cm" svg:x="17cm" svg:y="1cm">
          <draw:text-box>
            <text:p text:style-name="P3"><text:span text:style-name="T7">ID/EX</text:span></text:p>
          </draw:text-box>
        </draw:frame>
        <draw:frame draw:style-name="gr31" draw:text-style-name="P9" draw:layer="layout" svg:width="2cm" svg:height="1cm" svg:x="23.5cm" svg:y="1cm">
          <draw:text-box>
            <text:p text:style-name="P3"><text:span text:style-name="T7">EX/MEM</text:span></text:p>
          </draw:text-box>
        </draw:frame>
        <draw:frame draw:style-name="gr31" draw:text-style-name="P9" draw:layer="layout" svg:width="2cm" svg:height="1cm" svg:x="32cm" svg:y="1cm">
          <draw:text-box>
            <text:p text:style-name="P3"><text:span text:style-name="T7">MEM/WB</text:span></text:p>
          </draw:text-box>
        </draw:frame>
      </draw:page>
      <draw:page draw:name="page2" draw:style-name="dp1" draw:master-page-name="Standard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1131 1131" svg:d="m0 564 564 567 567-567-567-564z"/>
    <draw:marker draw:name="Extrémité_20_de_20_ligne_20_2" draw:display-name="Extrémité de ligne 2" svg:viewBox="0 0 10 10" svg:d="m0 0h10v10h-1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ar" style:country-complex="SA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25%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 draw:shadow-opacity="2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right" draw:textarea-vertical-align="botto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Abdallah</meta:initial-creator>
    <meta:creation-date>2008-02-05T23:18:11</meta:creation-date>
    <dc:creator>Abdallah</dc:creator>
    <dc:date>2008-02-10T00:43:53</dc:date>
    <meta:editing-cycles>117</meta:editing-cycles>
    <meta:editing-duration>PT3H13M35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